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3.1417in" style:rel-column-width="21845*"/>
    </style:style>
    <style:style style:name="Table1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1.B1" style:family="table-cell">
      <style:table-cell-properties fo:padding-left="0.1701in" fo:padding-right="0.1701in" fo:padding-top="0.25in" fo:padding-bottom="0.25in" fo:border="none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3.1417in" style:rel-column-width="21845*"/>
    </style:style>
    <style:style style:name="Table2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2.B1" style:family="table-cell">
      <style:table-cell-properties fo:padding-left="0.1701in" fo:padding-right="0.1701in" fo:padding-top="0.25in" fo:padding-bottom="0.25in" fo:border="none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3.1417in" style:rel-column-width="21845*"/>
    </style:style>
    <style:style style:name="Table3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3.B1" style:family="table-cell">
      <style:table-cell-properties fo:padding-left="0.1701in" fo:padding-right="0.1701in" fo:padding-top="0.25in" fo:padding-bottom="0.25in" fo:border="none"/>
    </style:style>
    <style:style style:name="Table4" style:family="table">
      <style:table-properties style:width="9.425in" table:align="margins"/>
    </style:style>
    <style:style style:name="Table4.A" style:family="table-column">
      <style:table-column-properties style:column-width="3.1417in" style:rel-column-width="21845*"/>
    </style:style>
    <style:style style:name="Table4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4.B1" style:family="table-cell">
      <style:table-cell-properties fo:padding-left="0.1701in" fo:padding-right="0.1701in" fo:padding-top="0.25in" fo:padding-bottom="0.25in" fo:border="none"/>
    </style:style>
    <style:style style:name="Table5" style:family="table">
      <style:table-properties style:width="9.425in" table:align="margins"/>
    </style:style>
    <style:style style:name="Table5.A" style:family="table-column">
      <style:table-column-properties style:column-width="3.1417in" style:rel-column-width="21845*"/>
    </style:style>
    <style:style style:name="Table5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5.B1" style:family="table-cell">
      <style:table-cell-properties fo:padding-left="0.1701in" fo:padding-right="0.1701in" fo:padding-top="0.25in" fo:padding-bottom="0.25in" fo:border="none"/>
    </style:style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3.1417in" style:rel-column-width="21845*"/>
    </style:style>
    <style:style style:name="Table6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6.B1" style:family="table-cell">
      <style:table-cell-properties fo:padding-left="0.1701in" fo:padding-right="0.1701in" fo:padding-top="0.25in" fo:padding-bottom="0.25in" fo:border="none"/>
    </style:style>
    <style:style style:name="Table7" style:family="table">
      <style:table-properties style:width="9.425in" table:align="margins"/>
    </style:style>
    <style:style style:name="Table7.A" style:family="table-column">
      <style:table-column-properties style:column-width="3.1417in" style:rel-column-width="21845*"/>
    </style:style>
    <style:style style:name="Table7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7.B1" style:family="table-cell">
      <style:table-cell-properties fo:padding-left="0.1701in" fo:padding-right="0.1701in" fo:padding-top="0.25in" fo:padding-bottom="0.25in" fo:border="none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3.1417in" style:rel-column-width="21845*"/>
    </style:style>
    <style:style style:name="Table8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8.B1" style:family="table-cell">
      <style:table-cell-properties fo:padding-left="0.1701in" fo:padding-right="0.1701in" fo:padding-top="0.25in" fo:padding-bottom="0.25in" fo:border="none"/>
    </style:style>
    <style:style style:name="Table9" style:family="table">
      <style:table-properties style:width="9.425in" table:align="margins"/>
    </style:style>
    <style:style style:name="Table9.A" style:family="table-column">
      <style:table-column-properties style:column-width="3.1417in" style:rel-column-width="21845*"/>
    </style:style>
    <style:style style:name="Table9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9.B1" style:family="table-cell">
      <style:table-cell-properties fo:padding-left="0.1701in" fo:padding-right="0.1701in" fo:padding-top="0.25in" fo:padding-bottom="0.25in" fo:border="none"/>
    </style:style>
    <style:style style:name="Table10" style:family="table">
      <style:table-properties style:width="9.425in" table:align="margins"/>
    </style:style>
    <style:style style:name="Table10.A" style:family="table-column">
      <style:table-column-properties style:column-width="3.1417in" style:rel-column-width="21845*"/>
    </style:style>
    <style:style style:name="Table10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10.B1" style:family="table-cell">
      <style:table-cell-properties fo:padding-left="0.1701in" fo:padding-right="0.1701in" fo:padding-top="0.25in" fo:padding-bottom="0.25in" fo:border="none"/>
    </style:style>
    <style:style style:name="Table11" style:family="table">
      <style:table-properties style:width="9.425in" table:align="margins"/>
    </style:style>
    <style:style style:name="Table11.A" style:family="table-column">
      <style:table-column-properties style:column-width="3.1417in" style:rel-column-width="21845*"/>
    </style:style>
    <style:style style:name="Table11.A1" style:family="table-cell">
      <style:table-cell-properties fo:background-color="transparent" fo:padding-left="0.1701in" fo:padding-right="0.1701in" fo:padding-top="0.25in" fo:padding-bottom="0.25in" fo:border="none">
        <style:background-image/>
      </style:table-cell-properties>
    </style:style>
    <style:style style:name="Table11.B1" style:family="table-cell">
      <style:table-cell-properties fo:padding-left="0.1701in" fo:padding-right="0.1701in" fo:padding-top="0.25in" fo:padding-bottom="0.25in" fo:border="none"/>
    </style:style>
    <style:style style:name="P1" style:family="paragraph" style:parent-style-name="Table_20_Contents">
      <style:text-properties style:font-name="Liberation Mono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Liberation Mono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1pt" style:font-size-asian="11pt" style:font-size-complex="11pt"/>
    </style:style>
    <style:style style:name="P4" style:family="paragraph" style:parent-style-name="Table_20_Contents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font-name="Liberation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able_20_Contents">
      <style:text-properties style:font-name="Liberation Mono" fo:font-size="11pt" fo:font-style="normal" style:font-size-asian="11pt" style:font-style-asian="normal" style:font-size-complex="11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font-size="11pt" style:text-underline-style="none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11pt" style:text-underline-style="none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Liberation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text-properties style:font-name="Liberation Mono"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Liberation Mono" fo:font-size="14pt" fo:font-weight="bold" fo:background-color="#000000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Mono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- 1234567890 .</text:p>
            <text:p text:style-name="P1"/>
            <text:p text:style-name="P4">numerics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main variable</text:span> (or use as params) to numeric values</text:p>
            <text:p text:style-name="P1"/>
          </table:table-cell>
          <table:table-cell table:style-name="Table1.B1" office:value-type="string">
            <text:p text:style-name="P16">list of colour codes</text:p>
            <text:p text:style-name="P1"/>
            <text:p text:style-name="P6"><text:span text:style-name="T1">0</text:span> black <text:s text:c="11"/><text:span text:style-name="T1">8</text:span> grey</text:p>
            <text:p text:style-name="P6"><text:span text:style-name="T1">1</text:span> blue <text:s text:c="12"/><text:span text:style-name="T1">9</text:span> l.blue</text:p>
            <text:p text:style-name="P6"><text:span text:style-name="T1">2</text:span> green <text:s text:c="10"/><text:span text:style-name="T1">10</text:span> l.green</text:p>
            <text:p text:style-name="P6"><text:span text:style-name="T1">3</text:span> cyan <text:s text:c="11"/><text:span text:style-name="T1">11</text:span> l.cyan</text:p>
            <text:p text:style-name="P6"><text:span text:style-name="T1">4</text:span> red <text:s text:c="12"/><text:span text:style-name="T1">12</text:span> l.red</text:p>
            <text:p text:style-name="P6"><text:span text:style-name="T1">5</text:span> magenta <text:s text:c="8"/><text:span text:style-name="T1">13</text:span> l.magenta</text:p>
            <text:p text:style-name="P6"><text:span text:style-name="T1">6</text:span> brown <text:s text:c="10"/><text:span text:style-name="T1">14</text:span> yellow</text:p>
            <text:p text:style-name="P1"><text:span text:style-name="T1">7</text:span><text:span text:style-name="T2"> white <text:s text:c="5"/></text:span><text:span text:style-name="T2"><text:s text:c="4"/></text:span><text:span text:style-name="T2"><text:s/></text:span><text:span text:style-name="T1">15</text:span><text:span text:style-name="T2"> b.white</text:span></text:p>
          </table:table-cell>
          <table:table-cell table:style-name="Table1.B1" office:value-type="string">
            <text:p text:style-name="P16">fprint __</text:p>
            <text:p text:style-name="P1"/>
            <text:p text:style-name="P4">fprint <text:span text:style-name="T3">filepath</text:span></text:p>
            <text:p text:style-name="P1"/>
            <text:p text:style-name="P1">category: <text:span text:style-name="T1">output</text:span> (shares line)</text:p>
            <text:p text:style-name="P6"/>
            <text:p text:style-name="P1">use: <text:span text:style-name="T2">write</text:span><text:span text:style-name="T1"> main variable</text:span> to open file designated by <text:span text:style-name="T4">filepath</text:span></text:p>
          </table:table-cell>
        </table:table-row>
        <table:table-row>
          <table:table-cell table:style-name="Table1.B1" office:value-type="string">
            <text:p text:style-name="P16">setting main variable</text:p>
            <text:p text:style-name="P1"/>
            <text:p text:style-name="P4">x <text:span text:style-name="T2">(line is now shared)</text:span></text:p>
            <text:p text:style-name="P1"/>
            <text:p text:style-name="P1">category: <text:span text:style-name="T1">start line</text:span> (shared)</text:p>
            <text:p text:style-name="P6"/>
            <text:p text:style-name="P1">use: <text:span text:style-name="T1">variable</text:span><text:span text:style-name="T1">namegoeshere</text:span> 5</text:p>
            <text:p text:style-name="P1"/>
            <text:p text:style-name="P4">variablename</text:p>
            <text:p text:style-name="P4">p "" arr # make array named p</text:p>
          </table:table-cell>
          <table:table-cell table:style-name="Table1.B1" office:value-type="string">
            <text:p text:style-name="P16">background colours</text:p>
            <text:p text:style-name="P1"/>
            <text:p text:style-name="P6"><text:span text:style-name="T1">0</text:span> black</text:p>
            <text:p text:style-name="P6"><text:span text:style-name="T1">1</text:span> blue</text:p>
            <text:p text:style-name="P6"><text:span text:style-name="T1">2</text:span> green</text:p>
            <text:p text:style-name="P6"><text:span text:style-name="T1">3</text:span> cyan</text:p>
            <text:p text:style-name="P6"><text:span text:style-name="T1">4</text:span> red</text:p>
            <text:p text:style-name="P6"><text:span text:style-name="T1">5</text:span> magenta</text:p>
            <text:p text:style-name="P6"><text:span text:style-name="T1">6</text:span> brown</text:p>
            <text:p text:style-name="P1"><text:span text:style-name="T1">7</text:span><text:span text:style-name="T2"> white</text:span></text:p>
            <text:p text:style-name="P1"/>
          </table:table-cell>
          <table:table-cell table:style-name="Table1.B1" office:value-type="string">
            <text:p text:style-name="P16">cls</text:p>
            <text:p text:style-name="P1"/>
            <text:p text:style-name="P4">cls</text:p>
            <text:p text:style-name="P1"/>
            <text:p text:style-name="P1">category: <text:span text:style-name="T1">output</text:span> (shares line)</text:p>
            <text:p text:style-name="P6"/>
            <text:p text:style-name="P1">use: clears the screen. currently only affects text screen</text:p>
          </table:table-cell>
        </table:table-row>
        <table:table-row>
          <table:table-cell table:style-name="Table1.B1" office:value-type="string">
            <text:p text:style-name="P16">timer</text:p>
            <text:p text:style-name="P1"/>
            <text:p text:style-name="P4">timer</text:p>
            <text:p text:style-name="P1"/>
            <text:p text:style-name="P1">category: <text:span text:style-name="T1">input</text:span> (shares line)</text:p>
            <text:p text:style-name="P6"/>
            <text:p text:style-name="P1">use: <text:span text:style-name="T1">change main variable</text:span> to number of seconds past midnight</text:p>
          </table:table-cell>
          <table:table-cell table:style-name="Table1.B1" office:value-type="string">
            <text:p text:style-name="P16">arrstdin</text:p>
            <text:p text:style-name="P1"/>
            <text:p text:style-name="P4">arrstdin</text:p>
            <text:p text:style-name="P1"/>
            <text:p text:style-name="P1">category: <text:span text:style-name="T1">input</text:span> (shares line)</text:p>
            <text:p text:style-name="P6"/>
            <text:p text:style-name="P1">use: <text:span text:style-name="T1">change main variable</text:span> to array containing lines of stdin</text:p>
          </table:table-cell>
          <table:table-cell table:style-name="Table1.B1" office:value-type="string">
            <text:p text:style-name="P16">textmode</text:p>
            <text:p text:style-name="P1"/>
            <text:p text:style-name="P4">textmode</text:p>
            <text:p text:style-name="P1"/>
            <text:p text:style-name="P1">category: <text:span text:style-name="T1">output</text:span><text:span text:style-name="T1"> </text:span><text:span text:style-name="T1">-- own line</text:span></text:p>
            <text:p text:style-name="P6"/>
            <text:p text:style-name="P1">use: <text:span text:style-name="T1">suppress graphics</text:span>; force graphics commands to use text</text:p>
          </table:table-cell>
        </table:table-row>
      </table:table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16">lineinput</text:p>
            <text:p text:style-name="P1"/>
            <text:p text:style-name="P4">lineinput</text:p>
            <text:p text:style-name="P1"/>
            <text:p text:style-name="P1">category: <text:span text:style-name="T1">input</text:span> (shares line)</text:p>
            <text:p text:style-name="P6"/>
            <text:p text:style-name="P1">use: <text:span text:style-name="T1">change main variable</text:span> to string input from keyboard</text:p>
            <text:p text:style-name="P1"/>
          </table:table-cell>
          <table:table-cell table:style-name="Table2.B1" office:value-type="string">
            <text:p text:style-name="P16">flineinput __</text:p>
            <text:p text:style-name="P1"/>
            <text:p text:style-name="P6"><text:span text:style-name="T1">f</text:span><text:span text:style-name="T1">lineinput</text:span><text:span text:style-name="T1"> </text:span><text:span text:style-name="T4">filepath</text:span></text:p>
            <text:p text:style-name="P6"/>
            <text:p text:style-name="P1">category: <text:span text:style-name="T1">input</text:span> (shares line)</text:p>
            <text:p text:style-name="P6"/>
            <text:p text:style-name="P1">use: <text:span text:style-name="T1">change main variable</text:span> to string of line from open file</text:p>
            <text:p text:style-name="P1"/>
          </table:table-cell>
          <table:table-cell table:style-name="Table2.B1" office:value-type="string">
            <text:p text:style-name="P16">highlight __</text:p>
            <text:p text:style-name="P1"/>
            <text:p text:style-name="P4">highlight <text:span text:style-name="T3">colourcode</text:span></text:p>
            <text:p text:style-name="P1"/>
            <text:p text:style-name="P1">category: <text:span text:style-name="T1">output</text:span> (shares line)</text:p>
            <text:p text:style-name="P6"/>
            <text:p text:style-name="P1">use: <text:span text:style-name="T2">change background </text:span>colour<text:span text:style-name="T2"> of upcoming text output to </text:span><text:span text:style-name="T4">colourcode</text:span><text:span text:style-name="T2"> 0-15 (8-15 are a repeat of 0-7)</text:span></text:p>
          </table:table-cell>
        </table:table-row>
        <table:table-row>
          <table:table-cell table:style-name="Table2.B1" office:value-type="string">
            <text:p text:style-name="P16">time</text:p>
            <text:p text:style-name="P1"/>
            <text:p text:style-name="P4">time</text:p>
            <text:p text:style-name="P1"/>
            <text:p text:style-name="P1">category: <text:span text:style-name="T1">input</text:span> (shares line)</text:p>
            <text:p text:style-name="P6"/>
            <text:p text:style-name="P1">use: <text:span text:style-name="T1">change main variable</text:span> to string of current time: hh:mm:ss</text:p>
            <text:p text:style-name="P1"/>
          </table:table-cell>
          <table:table-cell table:style-name="Table2.B1" office:value-type="string">
            <text:p text:style-name="P16">arropen __</text:p>
            <text:p text:style-name="P1"/>
            <text:p text:style-name="P6"><text:span text:style-name="T1">arropen</text:span><text:span text:style-name="T1"> </text:span><text:span text:style-name="T4">filepath</text:span></text:p>
            <text:p text:style-name="P6"/>
            <text:p text:style-name="P1">category: <text:span text:style-name="T1">input</text:span> (shares line)</text:p>
            <text:p text:style-name="P1"/>
            <text:p text:style-name="P1">use: <text:span text:style-name="T1">change main variable</text:span> to array of file lines in <text:span text:style-name="T4">filepath</text:span></text:p>
            <text:p text:style-name="P1"/>
          </table:table-cell>
          <table:table-cell table:style-name="Table2.B1" office:value-type="string">
            <text:p text:style-name="P16">pset __ __ __</text:p>
            <text:p text:style-name="P1"/>
            <text:p text:style-name="P4">pset <text:span text:style-name="T3">x y c</text:span></text:p>
            <text:p text:style-name="P1"/>
            <text:p text:style-name="P1">category: <text:span text:style-name="T1">output</text:span> (shares line)</text:p>
            <text:p text:style-name="P6"/>
            <text:p text:style-name="P1">use: draw dot at location (<text:span text:style-name="T4">x</text:span>, <text:span text:style-name="T4">y</text:span>) in colourcode <text:span text:style-name="T4">c</text:span> (0-15)</text:p>
          </table:table-cell>
        </table:table-row>
        <table:table-row>
          <table:table-cell table:style-name="Table2.B1" office:value-type="string">
            <text:p text:style-name="P16">date</text:p>
            <text:p text:style-name="P1"/>
            <text:p text:style-name="P4">date</text:p>
            <text:p text:style-name="P1"/>
            <text:p text:style-name="P1">category: <text:span text:style-name="T1">input</text:span> (shares line)</text:p>
            <text:p text:style-name="P6"/>
            <text:p text:style-name="P1">use: <text:span text:style-name="T1">change main variable</text:span> to string of the date: mm/dd/yyyy</text:p>
            <text:p text:style-name="P1"/>
          </table:table-cell>
          <table:table-cell table:style-name="Table2.B1" office:value-type="string">
            <text:p text:style-name="P16">arrcurl __</text:p>
            <text:p text:style-name="P1"/>
            <text:p text:style-name="P4">arrcurl <text:span text:style-name="T3">url</text:span></text:p>
            <text:p text:style-name="P1"/>
            <text:p text:style-name="P1">category: <text:span text:style-name="T1">input</text:span> (shares line)</text:p>
            <text:p text:style-name="P6"/>
            <text:p text:style-name="P1">use: like <text:span text:style-name="T1">arropen</text:span>, except downloads <text:span text:style-name="T4">url</text:span><text:span text:style-name="T6"> into</text:span> the array </text:p>
            <text:p text:style-name="P1"/>
            <text:p text:style-name="P1"/>
          </table:table-cell>
          <table:table-cell table:style-name="Table2.B1" office:value-type="string">
            <text:p text:style-name="P16">while</text:p>
            <text:p text:style-name="P1"/>
            <text:p text:style-name="P4">while</text:p>
            <text:p text:style-name="P1"/>
            <text:p text:style-name="P1">category: <text:span text:style-name="T1">loop -- own line</text:span></text:p>
            <text:p text:style-name="P6"/>
            <text:p text:style-name="P2">use: mark the start of a loop (will keep going, without <text:s/><text:span text:style-name="T1">break</text:span>)</text:p>
            <text:p text:style-name="P2"/>
          </table:table-cell>
        </table:table-row>
      </table:table>
      <table:table table:name="Table3" table:style-name="Table3">
        <table:table-column table:style-name="Table3.A" table:number-columns-repeated="3"/>
        <text:soft-page-break/>
        <table:table-row>
          <table:table-cell table:style-name="Table3.A1" office:value-type="string">
            <text:p text:style-name="P16">sleep __</text:p>
            <text:p text:style-name="P1"/>
            <text:p text:style-name="P4">sleep <text:span text:style-name="T3">seconds</text:span></text:p>
            <text:p text:style-name="P1"/>
            <text:p text:style-name="P1">category: <text:span text:style-name="T1">input</text:span> (shares line)</text:p>
            <text:p text:style-name="P6"/>
            <text:p text:style-name="P1">use: wait for number of <text:s/><text:span text:style-name="T4">seconds</text:span><text:span text:style-name="T1"> </text:span>before continuing with program</text:p>
            <text:p text:style-name="P1"/>
          </table:table-cell>
          <table:table-cell table:style-name="Table3.B1" office:value-type="string">
            <text:p text:style-name="P16">command</text:p>
            <text:p text:style-name="P1"/>
            <text:p text:style-name="P8">command</text:p>
            <text:p text:style-name="P1"/>
            <text:p text:style-name="P11">category: <text:span text:style-name="T1">input</text:span> (shares line)</text:p>
            <text:p text:style-name="P12"/>
            <text:p text:style-name="P11"><text:span text:style-name="T2">use: </text:span><text:span text:style-name="T1">change </text:span><text:span text:style-name="T1">main variable </text:span><text:span text:style-name="T2">to </text:span><text:span text:style-name="T2">array of command line parameters</text:span></text:p>
          </table:table-cell>
          <table:table-cell table:style-name="Table3.B1" office:value-type="string">
            <text:p text:style-name="P16">for __ __ __ __</text:p>
            <text:p text:style-name="P1"/>
            <text:p text:style-name="P4">for <text:span text:style-name="T3">var start stop step</text:span></text:p>
            <text:p text:style-name="P1"/>
            <text:p text:style-name="P1">category: <text:span text:style-name="T1">loop -- own line</text:span></text:p>
            <text:p text:style-name="P6"/>
            <text:p text:style-name="P1">use: <text:span text:style-name="T2">start a </text:span><text:span text:style-name="T1">for</text:span><text:span text:style-name="T2"> loop, </text:span><text:span text:style-name="T5">changing </text:span><text:span text:style-name="T4">var </text:span><text:span text:style-name="T6">from</text:span><text:span text:style-name="T5"> </text:span><text:span text:style-name="T4">start </text:span><text:span text:style-name="T6">to</text:span><text:span text:style-name="T5"> </text:span><text:span text:style-name="T4">stop</text:span><text:span text:style-name="T6">, by</text:span><text:span text:style-name="T5"> </text:span><text:span text:style-name="T4">step </text:span></text:p>
          </table:table-cell>
        </table:table-row>
        <table:table-row>
          <table:table-cell table:style-name="Table3.B1" office:value-type="string">
            <text:p text:style-name="P16">print</text:p>
            <text:p text:style-name="P1"/>
            <text:p text:style-name="P4">print</text:p>
            <text:p text:style-name="P1"/>
            <text:p text:style-name="P11">category: <text:span text:style-name="T1">output</text:span> (shares line)</text:p>
            <text:p text:style-name="P12"/>
            <text:p text:style-name="P13"><text:span text:style-name="T2">use:</text:span><text:span text:style-name="T2"> output</text:span><text:span text:style-name="T2"> </text:span>main variable <text:span text:style-name="T2">to </text:span><text:span text:style-name="T2">the screen (aka stdout.) command name dates back to teletypes</text:span></text:p>
          </table:table-cell>
          <table:table-cell table:style-name="Table3.B1" office:value-type="string">
            <text:p text:style-name="P16">prints</text:p>
            <text:p text:style-name="P1"/>
            <text:p text:style-name="P4">prints</text:p>
            <text:p text:style-name="P1"/>
            <text:p text:style-name="P11">category: <text:span text:style-name="T1">output</text:span> (shares line)</text:p>
            <text:p text:style-name="P12"/>
            <text:p text:style-name="P13"><text:span text:style-name="T2">use:</text:span><text:span text:style-name="T2"> </text:span><text:span text:style-name="T2">output </text:span>main variable <text:span text:style-name="T2">to </text:span><text:span text:style-name="T2">the screen</text:span><text:span text:style-name="T2">; like </text:span>print<text:span text:style-name="T2"> but (s)tays on the same line.</text:span></text:p>
            <text:p text:style-name="P1"/>
          </table:table-cell>
          <table:table-cell table:style-name="Table3.B1" office:value-type="string">
            <text:p text:style-name="P16">iftrue __</text:p>
            <text:p text:style-name="P1"/>
            <text:p text:style-name="P4">iftrue <text:span text:style-name="T3">ckv</text:span></text:p>
            <text:p text:style-name="P1"/>
            <text:p text:style-name="P1">category: <text:span text:style-name="T1">conditional -- own line</text:span></text:p>
            <text:p text:style-name="P6"/>
            <text:p text:style-name="P1">use: run lines between <text:span text:style-name="T1">iftrue </text:span><text:span text:style-name="T2">and </text:span><text:span text:style-name="T1">fig </text:span><text:span text:style-name="T2">if </text:span><text:span text:style-name="T4">ckv </text:span><text:span text:style-name="T6">is "non-zero."</text:span></text:p>
          </table:table-cell>
        </table:table-row>
        <table:table-row>
          <table:table-cell table:style-name="Table3.B1" office:value-type="string">
            <text:p text:style-name="P16">plus __</text:p>
            <text:p text:style-name="P1"/>
            <text:p text:style-name="P4">plus <text:span text:style-name="T3">numstr</text:span><text:span text:style-name="T3">arr</text:span>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main variable</text:span> to itself <text:span text:style-name="T1">plus</text:span><text:span text:style-name="T2"> </text:span><text:span text:style-name="T5">num</text:span><text:span text:style-name="T2"> or </text:span><text:span text:style-name="T5">string</text:span><text:span text:style-name="T2"> or </text:span><text:span text:style-name="T5">array</text:span></text:p>
            <text:p text:style-name="P14"/>
          </table:table-cell>
          <table:table-cell table:style-name="Table3.B1" office:value-type="string">
            <text:p text:style-name="P16">minus __</text:p>
            <text:p text:style-name="P1"/>
            <text:p text:style-name="P4">minus <text:span text:style-name="T3">numeric</text:span>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main variable</text:span> to itself <text:span text:style-name="T1">minus</text:span><text:span text:style-name="T2"> </text:span><text:span text:style-name="T5">numeric</text:span></text:p>
          </table:table-cell>
          <table:table-cell table:style-name="Table3.B1" office:value-type="string">
            <text:p text:style-name="P16">sqr</text:p>
            <text:p text:style-name="P1"/>
            <text:p text:style-name="P8">sqr</text:p>
            <text:p text:style-name="P1"/>
            <text:p text:style-name="P2">category: <text:span text:style-name="T1">math</text:span><text:span text:style-name="T1"> </text:span><text:span text:style-name="T2">(shares line)</text:span></text:p>
            <text:p text:style-name="P7"/>
            <text:p text:style-name="P2">use: <text:span text:style-name="T7">change main variable</text:span><text:span text:style-name="T6"> </text:span><text:span text:style-name="T6">to </text:span><text:span text:style-name="T6">the square root of </text:span><text:span text:style-name="T6">itself</text:span></text:p>
          </table:table-cell>
        </table:table-row>
      </table:table>
      <table:table table:name="Table4" table:style-name="Table4">
        <table:table-column table:style-name="Table4.A" table:number-columns-repeated="3"/>
        <text:soft-page-break/>
        <table:table-row>
          <table:table-cell table:style-name="Table4.A1" office:value-type="string">
            <text:p text:style-name="P16">divby __</text:p>
            <text:p text:style-name="P1"/>
            <text:p text:style-name="P4">divby <text:span text:style-name="T3">numeric</text:span>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main variable</text:span> to itself <text:span text:style-name="T1">divided by </text:span><text:span text:style-name="T3">numeric</text:span></text:p>
            <text:p text:style-name="P1"/>
            <text:p text:style-name="P1"/>
          </table:table-cell>
          <table:table-cell table:style-name="Table4.B1" office:value-type="string">
            <text:p text:style-name="P16">times __</text:p>
            <text:p text:style-name="P1"/>
            <text:p text:style-name="P4">times <text:span text:style-name="T3">numeric</text:span></text:p>
            <text:p text:style-name="P1"/>
            <text:p text:style-name="P1">category: <text:span text:style-name="T1">math</text:span> (shares line)</text:p>
            <text:p text:style-name="P6"/>
            <text:p text:style-name="P2">use: <text:span text:style-name="T1">change main variable</text:span> to itself <text:span text:style-name="T1">times </text:span><text:span text:style-name="T3">numeric</text:span></text:p>
          </table:table-cell>
          <table:table-cell table:style-name="Table4.B1" office:value-type="string">
            <text:p text:style-name="P16">topwr __</text:p>
            <text:p text:style-name="P1"/>
            <text:p text:style-name="P4">topwr <text:span text:style-name="T3">n</text:span></text:p>
            <text:p text:style-name="P1"/>
            <text:p text:style-name="P1">category: <text:span text:style-name="T1">output</text:span> (shares line)</text:p>
            <text:p text:style-name="P6"/>
            <text:p text:style-name="P1">use: raise numeric<text:span text:style-name="T1"> main variable</text:span> to the <text:span text:style-name="T4">n</text:span><text:span text:style-name="T6">-th power</text:span></text:p>
          </table:table-cell>
        </table:table-row>
        <table:table-row>
          <table:table-cell table:style-name="Table4.B1" office:value-type="string">
            <text:p text:style-name="P16">oct</text:p>
            <text:p text:style-name="P1"/>
            <text:p text:style-name="P8">oct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main variable</text:span> from <text:s/>numeric decimal to octal</text:p>
            <text:p text:style-name="P1"/>
            <text:p text:style-name="P15"/>
          </table:table-cell>
          <table:table-cell table:style-name="Table4.B1" office:value-type="string">
            <text:p text:style-name="P16">hex</text:p>
            <text:p text:style-name="P1"/>
            <text:p text:style-name="P4">hex</text:p>
            <text:p text:style-name="P4"/>
            <text:p text:style-name="P1">category: <text:span text:style-name="T1">math</text:span> (shares line)</text:p>
            <text:p text:style-name="P6"/>
            <text:p text:style-name="P1">use: <text:span text:style-name="T1">change main variable</text:span> from <text:s/>numeric decimal to hexadecimal</text:p>
            <text:p text:style-name="P1"/>
          </table:table-cell>
          <table:table-cell table:style-name="Table4.B1" office:value-type="string">
            <text:p text:style-name="P16">tan</text:p>
            <text:p text:style-name="P1"/>
            <text:p text:style-name="P4">tan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</text:span><text:span text:style-name="T2">numeric </text:span><text:span text:style-name="T1">main variable </text:span><text:span text:style-name="T2">to its tangent</text:span></text:p>
          </table:table-cell>
        </table:table-row>
        <table:table-row>
          <table:table-cell table:style-name="Table4.B1" office:value-type="string">
            <text:p text:style-name="P16">cos</text:p>
            <text:p text:style-name="P1"/>
            <text:p text:style-name="P4">cos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</text:span><text:span text:style-name="T2">numeric </text:span><text:span text:style-name="T1">main variable</text:span> to its cosine </text:p>
            <text:p text:style-name="P1"/>
            <text:p text:style-name="P1"/>
          </table:table-cell>
          <table:table-cell table:style-name="Table4.B1" office:value-type="string">
            <text:p text:style-name="P16">sin</text:p>
            <text:p text:style-name="P1"/>
            <text:p text:style-name="P4">sin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</text:span><text:span text:style-name="T2">numeric </text:span><text:span text:style-name="T1">main variable</text:span> to its sine </text:p>
          </table:table-cell>
          <table:table-cell table:style-name="Table4.B1" office:value-type="string">
            <text:p text:style-name="P16">int</text:p>
            <text:p text:style-name="P1"/>
            <text:p text:style-name="P5">int</text:p>
            <text:p text:style-name="P2"/>
            <text:p text:style-name="P1">category: <text:span text:style-name="T1">math</text:span> (shares line)</text:p>
            <text:p text:style-name="P6"/>
            <text:p text:style-name="P7">use: <text:span text:style-name="T1">change </text:span>numeric <text:span text:style-name="T1">main variable</text:span> from decimal (aka "float") to integer </text:p>
          </table:table-cell>
        </table:table-row>
      </table:table>
      <table:table table:name="Table5" table:style-name="Table5">
        <table:table-column table:style-name="Table5.A" table:number-columns-repeated="3"/>
        <text:soft-page-break/>
        <table:table-row>
          <table:table-cell table:style-name="Table5.A1" office:value-type="string">
            <text:p text:style-name="P16">display</text:p>
            <text:p text:style-name="P1"/>
            <text:p text:style-name="P4">display</text:p>
            <text:p text:style-name="P1"/>
            <text:p text:style-name="P1">category: <text:span text:style-name="T1">output</text:span> (shares line)</text:p>
            <text:p text:style-name="P6"/>
            <text:p text:style-name="P1">use: <text:span text:style-name="T1">1st time:</text:span> stop automatic graphics update. </text:p>
            <text:p text:style-name="P1"><text:span text:style-name="T1">2nd, etc:</text:span> update</text:p>
            <text:p text:style-name="P1"/>
          </table:table-cell>
          <table:table-cell table:style-name="Table5.B1" office:value-type="string">
            <text:p text:style-name="P16">ifmore __ __</text:p>
            <text:p text:style-name="P1"/>
            <text:p text:style-name="P4">ifmore <text:span text:style-name="T3">ckv1 ckv2</text:span></text:p>
            <text:p text:style-name="P1"/>
            <text:p text:style-name="P1">category: <text:span text:style-name="T1">conditional -- own line</text:span></text:p>
            <text:p text:style-name="P6"/>
            <text:p text:style-name="P1">use: <text:span text:style-name="T2">run lines between </text:span><text:span text:style-name="T1">ifmore </text:span><text:span text:style-name="T2">and</text:span><text:span text:style-name="T2"> </text:span><text:span text:style-name="T1">fig</text:span><text:span text:style-name="T1"> </text:span><text:span text:style-name="T2">if </text:span><text:span text:style-name="T4">ckv1</text:span> is &gt; <text:span text:style-name="T4">ckv2</text:span></text:p>
          </table:table-cell>
          <table:table-cell table:style-name="Table5.B1" office:value-type="string">
            <text:p text:style-name="P16">ifless __ __</text:p>
            <text:p text:style-name="P1"/>
            <text:p text:style-name="P4">ifless<text:span text:style-name="T3"> </text:span><text:span text:style-name="T3">ckv1 ckv2</text:span></text:p>
            <text:p text:style-name="P1"/>
            <text:p text:style-name="P1">category: <text:span text:style-name="T1">conditional -- own line</text:span></text:p>
            <text:p text:style-name="P1"/>
            <text:p text:style-name="P1"><text:span text:style-name="T2">use: run lines between </text:span><text:span text:style-name="T1">ifless </text:span><text:span text:style-name="T2">and </text:span><text:span text:style-name="T1">fig </text:span><text:span text:style-name="T2">if </text:span><text:span text:style-name="T4">ckv1</text:span><text:span text:style-name="T1"> </text:span><text:span text:style-name="T2">is &lt;</text:span><text:span text:style-name="T1"> </text:span><text:span text:style-name="T4">ckv2</text:span></text:p>
          </table:table-cell>
        </table:table-row>
        <table:table-row>
          <table:table-cell table:style-name="Table5.B1" office:value-type="string">
            <text:p text:style-name="P16">graphics</text:p>
            <text:p text:style-name="P1"/>
            <text:p text:style-name="P4">graphics</text:p>
            <text:p text:style-name="P1"/>
            <text:p text:style-name="P1">category: <text:span text:style-name="T1">output -- own line</text:span></text:p>
            <text:p text:style-name="P6"/>
            <text:p text:style-name="P6">use: dont (or stop) suppress(ing) graphics. this is the default for programs</text:p>
          </table:table-cell>
          <table:table-cell table:style-name="Table5.B1" office:value-type="string">
            <text:p text:style-name="P16">try</text:p>
            <text:p text:style-name="P1"/>
            <text:p text:style-name="P4">try</text:p>
            <text:p text:style-name="P1"/>
            <text:p text:style-name="P1">category: <text:span text:style-name="T1">conditional</text:span><text:span text:style-name="T2"> </text:span><text:span text:style-name="T1">-- own line</text:span></text:p>
            <text:p text:style-name="P6"/>
            <text:p text:style-name="P1">use: put code that might not work between <text:span text:style-name="T1">try </text:span><text:span text:style-name="T2">and </text:span><text:span text:style-name="T1">except</text:span><text:span text:style-name="T2"> to catch or suppress the error</text:span></text:p>
          </table:table-cell>
          <table:table-cell table:style-name="Table5.B1" office:value-type="string">
            <text:p text:style-name="P16">except</text:p>
            <text:p text:style-name="P1"/>
            <text:p text:style-name="P4">except</text:p>
            <text:p text:style-name="P1"/>
            <text:p text:style-name="P1">category: <text:span text:style-name="T1">conditional</text:span><text:span text:style-name="T2"> </text:span><text:span text:style-name="T1">-- own line</text:span></text:p>
            <text:p text:style-name="P6"/>
            <text:p text:style-name="P1">use: <text:span text:style-name="T1">if </text:span>code between <text:span text:style-name="T1">try</text:span><text:span text:style-name="T2">/</text:span><text:span text:style-name="T1">except</text:span> fails, run the code after <text:span text:style-name="T1">except</text:span></text:p>
          </table:table-cell>
        </table:table-row>
        <table:table-row>
          <table:table-cell table:style-name="Table5.B1" office:value-type="string">
            <text:p text:style-name="P16">colourtext __</text:p>
            <text:p text:style-name="P1"/>
            <text:p text:style-name="P4">colourtext <text:span text:style-name="T3">colourcode</text:span></text:p>
            <text:p text:style-name="P1"/>
            <text:p text:style-name="P1">category: <text:span text:style-name="T1">output</text:span> (shares line)</text:p>
            <text:p text:style-name="P6"/>
            <text:p text:style-name="P1">use: change colour of upcoming text output to <text:span text:style-name="T4">colourcode</text:span><text:span text:style-name="T1"> </text:span><text:span text:style-name="T2">0-15</text:span></text:p>
          </table:table-cell>
          <table:table-cell table:style-name="Table5.B1" office:value-type="string">
            <text:p text:style-name="P16">colortext __</text:p>
            <text:p text:style-name="P1"/>
            <text:p text:style-name="P4">colortext <text:span text:style-name="T3">colorcode</text:span></text:p>
            <text:p text:style-name="P1"/>
            <text:p text:style-name="P1">category: <text:span text:style-name="T1">output</text:span> (shares line)</text:p>
            <text:p text:style-name="P6"/>
            <text:p text:style-name="P1">use: change color of upcoming text output to <text:span text:style-name="T4">colorcode</text:span><text:span text:style-name="T1"> </text:span><text:span text:style-name="T2">0-15</text:span></text:p>
            <text:p text:style-name="P6"/>
            <text:p text:style-name="P1"/>
          </table:table-cell>
          <table:table-cell table:style-name="Table5.B1" office:value-type="string">
            <text:p text:style-name="P16">resume</text:p>
            <text:p text:style-name="P1"/>
            <text:p text:style-name="P5">resume</text:p>
            <text:p text:style-name="P2"/>
            <text:p text:style-name="P2">category: <text:span text:style-name="T1">conditional -- own line</text:span></text:p>
            <text:p text:style-name="P7"/>
            <text:p text:style-name="P2">use: mark the end if <text:span text:style-name="T1">try </text:span><text:span text:style-name="T2">/ </text:span><text:span text:style-name="T1">except </text:span><text:span text:style-name="T2">/ </text:span><text:span text:style-name="T1">resume</text:span><text:span text:style-name="T2"> command block</text:span></text:p>
          </table:table-cell>
        </table:table-row>
      </table:table>
      <table:table table:name="Table6" table:style-name="Table6">
        <table:table-column table:style-name="Table6.A" table:number-columns-repeated="3"/>
        <text:soft-page-break/>
        <table:table-row>
          <table:table-cell table:style-name="Table6.A1" office:value-type="string">
            <text:p text:style-name="P16">locate __ __</text:p>
            <text:p text:style-name="P1"/>
            <text:p text:style-name="P4">locate <text:span text:style-name="T3">row column</text:span></text:p>
            <text:p text:style-name="P1"/>
            <text:p text:style-name="P1">category: <text:span text:style-name="T1">output</text:span> (shares line)</text:p>
            <text:p text:style-name="P6"/>
            <text:p text:style-name="P1">use: move to textmode position at <text:span text:style-name="T4">row, column</text:span></text:p>
            <text:p text:style-name="P1"/>
          </table:table-cell>
          <table:table-cell table:style-name="Table6.B1" office:value-type="string">
            <text:p text:style-name="P16">function __ _? _? …?</text:p>
            <text:p text:style-name="P1"/>
            <text:p text:style-name="P4">function <text:span text:style-name="T3">name p1 p2 …</text:span></text:p>
            <text:p text:style-name="P1"/>
            <text:p text:style-name="P1">category: <text:span text:style-name="T1">function -- own line</text:span></text:p>
            <text:p text:style-name="P6"/>
            <text:p text:style-name="P1"><text:span text:style-name="T2">use: define function named </text:span><text:span text:style-name="T4">name</text:span><text:span text:style-name="T2"> with optional params </text:span><text:span text:style-name="T4">p1</text:span><text:span text:style-name="T2">, </text:span><text:span text:style-name="T4">p2</text:span><text:span text:style-name="T2">, etc.</text:span></text:p>
          </table:table-cell>
          <table:table-cell table:style-name="Table6.B1" office:value-type="string">
            <text:p text:style-name="P16">get __</text:p>
            <text:p text:style-name="P1"/>
            <text:p text:style-name="P4"><text:span text:style-name="T8">get</text:span><text:span text:style-name="T3"> parametername</text:span></text:p>
            <text:p text:style-name="P1"/>
            <text:p text:style-name="P1">category: <text:span text:style-name="T1">function</text:span> (shares line)</text:p>
            <text:p text:style-name="P6"/>
            <text:p text:style-name="P1">use: <text:span text:style-name="T6">(</text:span><text:span text:style-name="T7">no longer required</text:span><text:span text:style-name="T6">) copy </text:span><text:span text:style-name="T4">parametername</text:span><text:span text:style-name="T6"> value to main variable</text:span></text:p>
          </table:table-cell>
        </table:table-row>
        <table:table-row>
          <table:table-cell table:style-name="Table6.B1" office:value-type="string">
            <text:p text:style-name="P16">line __ __ __ __</text:p>
            <text:p text:style-name="P1"/>
            <text:p text:style-name="P4">line <text:span text:style-name="T3">x1 y1 x2 y2 c</text:span></text:p>
            <text:p text:style-name="P1"/>
            <text:p text:style-name="P1">category: <text:span text:style-name="T1">output</text:span> (shares line)</text:p>
            <text:p text:style-name="P6"/>
            <text:p text:style-name="P1">use: draw line from (<text:span text:style-name="T4">x1</text:span>, <text:span text:style-name="T4">y1</text:span>) to (<text:span text:style-name="T4">x2</text:span>, <text:span text:style-name="T4">y2</text:span>) in colourcode <text:span text:style-name="T4">c</text:span> (0-15)</text:p>
            <text:p text:style-name="P1"/>
          </table:table-cell>
          <table:table-cell table:style-name="Table6.B1" office:value-type="string">
            <text:p text:style-name="P16">python</text:p>
            <text:p text:style-name="P1"/>
            <text:p text:style-name="P4">python</text:p>
            <text:p text:style-name="P6"/>
            <text:p text:style-name="P1"><text:span text:style-name="T2">category: </text:span><text:span text:style-name="T1">function -- own line</text:span><text:span text:style-name="T2"> <text:s/></text:span></text:p>
            <text:p text:style-name="P6"/>
            <text:p text:style-name="P1"><text:span text:style-name="T2">use: put inline python code between lines </text:span><text:span text:style-name="T1">python</text:span><text:span text:style-name="T2"> and </text:span><text:span text:style-name="T1">fig</text:span></text:p>
          </table:table-cell>
          <table:table-cell table:style-name="Table6.B1" office:value-type="string">
            <text:p text:style-name="P16">fig<text:span text:style-name="T2">/next/nextin/wend</text:span></text:p>
            <text:p text:style-name="P1"/>
            <text:p text:style-name="P4">fig (interchangeable) </text:p>
            <text:p text:style-name="P1"/>
            <text:p text:style-name="P1">category: <text:span text:style-name="T1">function -- own line</text:span></text:p>
            <text:p text:style-name="P6"/>
            <text:p text:style-name="P1">use: finalize block started by <text:span text:style-name="T1">if</text:span>/<text:span text:style-name="T1">while</text:span>/<text:span text:style-name="T1">function</text:span>/<text:span text:style-name="T1">for</text:span>/<text:span text:style-name="T1">forin</text:span> etc</text:p>
          </table:table-cell>
        </table:table-row>
        <table:table-row>
          <table:table-cell table:style-name="Table6.B1" office:value-type="string">
            <text:p text:style-name="P16">break</text:p>
            <text:p text:style-name="P1"/>
            <text:p text:style-name="P4">break</text:p>
            <text:p text:style-name="P1"/>
            <text:p text:style-name="P1">category: <text:span text:style-name="T1">loop -- own line</text:span></text:p>
            <text:p text:style-name="P6"/>
            <text:p text:style-name="P1">use: put in the middle of a loop to exit (stop looping)</text:p>
          </table:table-cell>
          <table:table-cell table:style-name="Table6.B1" office:value-type="string">
            <text:p text:style-name="P16">pass</text:p>
            <text:p text:style-name="P1"/>
            <text:p text:style-name="P4">pass</text:p>
            <text:p text:style-name="P1"/>
            <text:p text:style-name="P1">category: <text:span text:style-name="T1">function -- own line</text:span></text:p>
            <text:p text:style-name="P6"/>
            <text:p text:style-name="P1">use: blocks (for/next, etc) require <text:span text:style-name="T3">something</text:span> inside lines; <text:span text:style-name="T1">pass</text:span> works / does nothing</text:p>
          </table:table-cell>
          <table:table-cell table:style-name="Table6.B1" office:value-type="string">
            <text:p text:style-name="P16">else</text:p>
            <text:p text:style-name="P1"/>
            <text:p text:style-name="P4">else</text:p>
            <text:p text:style-name="P1"/>
            <text:p text:style-name="P1">category: <text:span text:style-name="T1">conditional - own line</text:span></text:p>
            <text:p text:style-name="P6"/>
            <text:p text:style-name="P1">use: after <text:span text:style-name="T1">if- </text:span><text:span text:style-name="T2">line, before </text:span><text:span text:style-name="T1">fig</text:span><text:span text:style-name="T2">. run lines if condition </text:span><text:span text:style-name="T1">isnt </text:span><text:span text:style-name="T2">true</text:span></text:p>
          </table:table-cell>
        </table:table-row>
      </table:table>
      <table:table table:name="Table7" table:style-name="Table7">
        <table:table-column table:style-name="Table7.A" table:number-columns-repeated="3"/>
        <text:soft-page-break/>
        <table:table-row>
          <table:table-cell table:style-name="Table7.A1" office:value-type="string">
            <text:p text:style-name="P16">forin __ __</text:p>
            <text:p text:style-name="P1"/>
            <text:p text:style-name="P4">forin <text:span text:style-name="T3">var array</text:span></text:p>
            <text:p text:style-name="P1"/>
            <text:p text:style-name="P1">category: <text:span text:style-name="T1">loop -- own line</text:span></text:p>
            <text:p text:style-name="P6"/>
            <text:p text:style-name="P1">use: loop through each item in <text:span text:style-name="T4">array</text:span>; for each, set <text:span text:style-name="T4">var</text:span> to item</text:p>
            <text:p text:style-name="P1"/>
          </table:table-cell>
          <table:table-cell table:style-name="Table7.B1" office:value-type="string">
            <text:p text:style-name="P16">lcase</text:p>
            <text:p text:style-name="P1"/>
            <text:p text:style-name="P4">lcase</text:p>
            <text:p text:style-name="P1"/>
            <text:p text:style-name="P1">category: <text:span text:style-name="T1">function</text:span> (shares line)</text:p>
            <text:p text:style-name="P6"/>
            <text:p text:style-name="P1"><text:span text:style-name="T2">use: </text:span><text:span text:style-name="T1">change main variable</text:span><text:span text:style-name="T2"> to all-lower-case copy of own value</text:span></text:p>
          </table:table-cell>
          <table:table-cell table:style-name="Table7.B1" office:value-type="string">
            <text:p text:style-name="P16">ucase</text:p>
            <text:p text:style-name="P1"/>
            <text:p text:style-name="P8">ucase</text:p>
            <text:p text:style-name="P1"/>
            <text:p text:style-name="P1">category: <text:span text:style-name="T1">function</text:span> (shares line)</text:p>
            <text:p text:style-name="P6"/>
            <text:p text:style-name="P9"><text:span text:style-name="T2">use: </text:span><text:span text:style-name="T1">change main variable</text:span><text:span text:style-name="T2"> to all-upper-case copy of own value</text:span></text:p>
          </table:table-cell>
        </table:table-row>
        <table:table-row>
          <table:table-cell table:style-name="Table7.B1" office:value-type="string">
            <text:p text:style-name="P16">str</text:p>
            <text:p text:style-name="P1"/>
            <text:p text:style-name="P4">str</text:p>
            <text:p text:style-name="P1"/>
            <text:p text:style-name="P1">category: <text:span text:style-name="T1">function</text:span> (shares line)</text:p>
            <text:p text:style-name="P6"/>
            <text:p text:style-name="P1">use: convert main variable from numeric to string </text:p>
          </table:table-cell>
          <table:table-cell table:style-name="Table7.B1" office:value-type="string">
            <text:p text:style-name="P16">ifequal __ __</text:p>
            <text:p text:style-name="P1"/>
            <text:p text:style-name="P4">ifequal <text:span text:style-name="T3">ckv1 ckv2</text:span></text:p>
            <text:p text:style-name="P1"/>
            <text:p text:style-name="P1">category: <text:span text:style-name="T1">conditional -- own line</text:span></text:p>
            <text:p text:style-name="P6"/>
            <text:p text:style-name="P1">use: run lines between <text:span text:style-name="T1">ifequal</text:span> and <text:span text:style-name="T1">fig</text:span> if <text:span text:style-name="T4">ckv1</text:span> equals <text:span text:style-name="T4">ckv2</text:span> </text:p>
          </table:table-cell>
          <table:table-cell table:style-name="Table7.B1" office:value-type="string">
            <text:p text:style-name="P16">shell</text:p>
            <text:p text:style-name="P1"/>
            <text:p text:style-name="P4">shell</text:p>
            <text:p text:style-name="P1"/>
            <text:p text:style-name="P1">category: <text:span text:style-name="T1">function</text:span> (shares line)</text:p>
            <text:p text:style-name="P6"/>
            <text:p text:style-name="P1">use: run contents of main variable in a command shell (os specific)</text:p>
          </table:table-cell>
        </table:table-row>
        <table:table-row>
          <table:table-cell table:style-name="Table7.B1" office:value-type="string">
            <text:p text:style-name="P16">asc</text:p>
            <text:p text:style-name="P1"/>
            <text:p text:style-name="P4">asc</text:p>
            <text:p text:style-name="P1"/>
            <text:p text:style-name="P1">category: <text:span text:style-name="T1">function</text:span> (shares line)</text:p>
            <text:p text:style-name="P6"/>
            <text:p text:style-name="P1">use: <text:span text:style-name="T1">change main variable</text:span> from string to ascii code of first character</text:p>
          </table:table-cell>
          <table:table-cell table:style-name="Table7.B1" office:value-type="string">
            <text:p text:style-name="P16">mod __</text:p>
            <text:p text:style-name="P1"/>
            <text:p text:style-name="P4">mod <text:span text:style-name="T3">denominator</text:span>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main variable</text:span> to main variable modulus <text:span text:style-name="T4">denominator</text:span></text:p>
          </table:table-cell>
          <table:table-cell table:style-name="Table7.B1" office:value-type="string">
            <text:p text:style-name="P16">mid __ __ </text:p>
            <text:p text:style-name="P1"/>
            <text:p text:style-name="P4">mid <text:span text:style-name="T3">position len</text:span>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1">change main variable</text:span> to range of <text:span text:style-name="T4">len</text:span> items or characters from <text:span text:style-name="T4">position</text:span></text:p>
          </table:table-cell>
        </table:table-row>
      </table:table>
      <table:table table:name="Table8" table:style-name="Table8">
        <table:table-column table:style-name="Table8.A" table:number-columns-repeated="3"/>
        <text:soft-page-break/>
        <table:table-row>
          <table:table-cell table:style-name="Table8.A1" office:value-type="string">
            <text:p text:style-name="P16">randint __ __</text:p>
            <text:p text:style-name="P1"/>
            <text:p text:style-name="P4">randint <text:span text:style-name="T3">smallst largst</text:span> </text:p>
            <text:p text:style-name="P1"/>
            <text:p text:style-name="P1">category: <text:span text:style-name="T1">input</text:span> (shares line)</text:p>
            <text:p text:style-name="P6"/>
            <text:p text:style-name="P1">use: <text:span text:style-name="T1">change main variable</text:span> to random number ranging from <text:span text:style-name="T4">smallst</text:span> to <text:span text:style-name="T4">largst</text:span></text:p>
            <text:p text:style-name="P1"/>
          </table:table-cell>
          <table:table-cell table:style-name="Table8.B1" office:value-type="string">
            <text:p text:style-name="P16">split __ __</text:p>
            <text:p text:style-name="P1"/>
            <text:p text:style-name="P1"><text:span text:style-name="T1">split </text:span><text:span text:style-name="T4">string splitby</text:span></text:p>
            <text:p text:style-name="P1"/>
            <text:p text:style-name="P1">category: <text:span text:style-name="T1">function</text:span> (shares line)</text:p>
            <text:p text:style-name="P6"/>
            <text:p text:style-name="P1"><text:span text:style-name="T2">use: split </text:span><text:span text:style-name="T4">string </text:span><text:span text:style-name="T6">by separator </text:span><text:span text:style-name="T4">splitby </text:span><text:span text:style-name="T6">in to array, to main variable</text:span></text:p>
          </table:table-cell>
          <table:table-cell table:style-name="Table8.B1" office:value-type="string">
            <text:p text:style-name="P16">join __ __</text:p>
            <text:p text:style-name="P1"/>
            <text:p text:style-name="P4">join <text:span text:style-name="T3">array usestring</text:span></text:p>
            <text:p text:style-name="P1"/>
            <text:p text:style-name="P1">category: <text:span text:style-name="T1">function</text:span> (shares line)</text:p>
            <text:p text:style-name="P6"/>
            <text:p text:style-name="P1">use: <text:span text:style-name="T7">change main variable</text:span><text:span text:style-name="T6"> to string by joining </text:span><text:span text:style-name="T4">array</text:span><text:span text:style-name="T6"> using </text:span><text:span text:style-name="T4">usestring</text:span></text:p>
          </table:table-cell>
        </table:table-row>
        <table:table-row>
          <table:table-cell table:style-name="Table8.B1" office:value-type="string">
            <text:p text:style-name="P16">atn</text:p>
            <text:p text:style-name="P1"/>
            <text:p text:style-name="P4">atn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7">change </text:span><text:span text:style-name="T6">numeric </text:span><text:span text:style-name="T7">main variable</text:span><text:span text:style-name="T6"> to its arctangent</text:span></text:p>
          </table:table-cell>
          <table:table-cell table:style-name="Table8.B1" office:value-type="string">
            <text:p text:style-name="P16">instr __ __</text:p>
            <text:p text:style-name="P1"/>
            <text:p text:style-name="P4">instr <text:span text:style-name="T3">lookin lookfor</text:span></text:p>
            <text:p text:style-name="P1"/>
            <text:p text:style-name="P1">category: <text:span text:style-name="T1">function</text:span> (shares line)</text:p>
            <text:p text:style-name="P6"/>
            <text:p text:style-name="P1"><text:span text:style-name="T2">use: </text:span><text:span text:style-name="T1">change main variable</text:span><text:span text:style-name="T2"> to numeric position of </text:span><text:span text:style-name="T4">lookfor</text:span><text:span text:style-name="T2"> in <text:s/></text:span><text:span text:style-name="T4">lookin</text:span></text:p>
          </table:table-cell>
          <table:table-cell table:style-name="Table8.B1" office:value-type="string">
            <text:p text:style-name="P16">chdir</text:p>
            <text:p text:style-name="P1"/>
            <text:p text:style-name="P4">chdir</text:p>
            <text:p text:style-name="P1"/>
            <text:p text:style-name="P1">category: <text:span text:style-name="T1">function</text:span> (shares line)</text:p>
            <text:p text:style-name="P6"/>
            <text:p text:style-name="P1">use: change current folder to path string from <text:span text:style-name="T1">main variable</text:span></text:p>
          </table:table-cell>
        </table:table-row>
        <table:table-row>
          <table:table-cell table:style-name="Table8.B1" office:value-type="string">
            <text:p text:style-name="P16">sgn</text:p>
            <text:p text:style-name="P1"/>
            <text:p text:style-name="P4">sgn</text:p>
            <text:p text:style-name="P1"/>
            <text:p text:style-name="P1">category: <text:span text:style-name="T1">math</text:span> (shares line)</text:p>
            <text:p text:style-name="P6"/>
            <text:p text:style-name="P1">use: <text:span text:style-name="T1">change main variable</text:span> to -1 if its value is &lt; 0, or to 1 if &gt; 0. keep at 0, if 0</text:p>
          </table:table-cell>
          <table:table-cell table:style-name="Table8.B1" office:value-type="string">
            <text:p text:style-name="P16">system</text:p>
            <text:p text:style-name="P1"/>
            <text:p text:style-name="P4">system</text:p>
            <text:p text:style-name="P1"/>
            <text:p text:style-name="P1">category: <text:span text:style-name="T1">function</text:span> (shares line)</text:p>
            <text:p text:style-name="P6"/>
            <text:p text:style-name="P1">use: <text:span text:style-name="T2">put on (usually at the end of) a line to stop the program</text:span></text:p>
          </table:table-cell>
          <table:table-cell table:style-name="Table8.B1" office:value-type="string">
            <text:p text:style-name="P16">close</text:p>
            <text:p text:style-name="P1"/>
            <text:p text:style-name="P4">close</text:p>
            <text:p text:style-name="P1"/>
            <text:p text:style-name="P2">category: <text:span text:style-name="T1">function</text:span> (shares line)</text:p>
            <text:p text:style-name="P7"/>
            <text:p text:style-name="P2">use: close the open file designated by main variable</text:p>
          </table:table-cell>
        </table:table-row>
      </table:table>
      <table:table table:name="Table9" table:style-name="Table9">
        <table:table-column table:style-name="Table9.A" table:number-columns-repeated="3"/>
        <text:soft-page-break/>
        <table:table-row>
          <table:table-cell table:style-name="Table9.A1" office:value-type="string">
            <text:p text:style-name="P16">val</text:p>
            <text:p text:style-name="P1"/>
            <text:p text:style-name="P4">val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1">change main variable </text:span><text:span text:style-name="T2">from string to numeric (int if whole)</text:span></text:p>
          </table:table-cell>
          <table:table-cell table:style-name="Table9.B1" office:value-type="string">
            <text:p text:style-name="P16">len</text:p>
            <text:p text:style-name="P1"/>
            <text:p text:style-name="P4">len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1">change main variable </text:span><text:span text:style-name="T2">to numeric length of main variable</text:span></text:p>
          </table:table-cell>
          <table:table-cell table:style-name="Table9.B1" office:value-type="string">
            <text:p text:style-name="P16">arrshell</text:p>
            <text:p text:style-name="P1"/>
            <text:p text:style-name="P4">arrshell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1">change main variable </text:span><text:span text:style-name="T2">to array of shell output (from main variable)</text:span></text:p>
          </table:table-cell>
        </table:table-row>
        <table:table-row>
          <table:table-cell table:style-name="Table9.B1" office:value-type="string">
            <text:p text:style-name="P16">not</text:p>
            <text:p text:style-name="P1"/>
            <text:p text:style-name="P4">not</text:p>
            <text:p text:style-name="P1"/>
            <text:p text:style-name="P1">category: <text:span text:style-name="T1">function</text:span> (shares line)</text:p>
            <text:p text:style-name="P6"/>
            <text:p text:style-name="P7">use: <text:span text:style-name="T1">change main variable</text:span> to <text:span text:style-name="T1">zero</text:span> if non-zero; or <text:span text:style-name="T1">-1</text:span> if zero</text:p>
          </table:table-cell>
          <table:table-cell table:style-name="Table9.B1" office:value-type="string">
            <text:p text:style-name="P16">ltrim</text:p>
            <text:p text:style-name="P1"/>
            <text:p text:style-name="P4">ltrim</text:p>
            <text:p text:style-name="P1"/>
            <text:p text:style-name="P1">category: <text:span text:style-name="T1">function</text:span> (shares line)</text:p>
            <text:p text:style-name="P6"/>
            <text:p text:style-name="P2">use: strip whitespace from left side of main variable</text:p>
          </table:table-cell>
          <table:table-cell table:style-name="Table9.B1" office:value-type="string">
            <text:p text:style-name="P16">reverse</text:p>
            <text:p text:style-name="P1"/>
            <text:p text:style-name="P4">reverse</text:p>
            <text:p text:style-name="P1"/>
            <text:p text:style-name="P1">category: <text:span text:style-name="T1">function</text:span> (shares line)</text:p>
            <text:p text:style-name="P6"/>
            <text:p text:style-name="P2">use: like <text:span text:style-name="T1">arreverse</text:span> (which might be faster for an array) but also works on strings</text:p>
          </table:table-cell>
        </table:table-row>
        <table:table-row>
          <table:table-cell table:style-name="Table9.B1" office:value-type="string">
            <text:p text:style-name="P16">rtrim</text:p>
            <text:p text:style-name="P1"/>
            <text:p text:style-name="P4">rtrim</text:p>
            <text:p text:style-name="P1"/>
            <text:p text:style-name="P1">category: <text:span text:style-name="T1">function</text:span> (shares line)</text:p>
            <text:p text:style-name="P6"/>
            <text:p text:style-name="P2">use: strip whitespace from right side of main variable</text:p>
          </table:table-cell>
          <table:table-cell table:style-name="Table9.B1" office:value-type="string">
            <text:p text:style-name="P16">chr</text:p>
            <text:p text:style-name="P1"/>
            <text:p text:style-name="P4">chr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1">change main variable</text:span><text:span text:style-name="T2"> from numeric to ascii string</text:span></text:p>
          </table:table-cell>
          <table:table-cell table:style-name="Table9.B1" office:value-type="string">
            <text:p text:style-name="P16">#</text:p>
            <text:p text:style-name="P1"/>
            <text:p text:style-name="P4">#</text:p>
            <text:p text:style-name="P1"/>
            <text:p text:style-name="P1">category: <text:span text:style-name="T1">comment</text:span> (can share)</text:p>
            <text:p text:style-name="P6"/>
            <text:p text:style-name="P2">use: place at beginning (or end) of line, prior to a comment</text:p>
          </table:table-cell>
        </table:table-row>
      </table:table>
      <table:table table:name="Table10" table:style-name="Table10">
        <table:table-column table:style-name="Table10.A" table:number-columns-repeated="3"/>
        <text:soft-page-break/>
        <table:table-row>
          <table:table-cell table:style-name="Table10.A1" office:value-type="string">
            <text:p text:style-name="P16">arreverse</text:p>
            <text:p text:style-name="P1"/>
            <text:p text:style-name="P4">arreverse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1">change main variable</text:span><text:span text:style-name="T2"> from array to reverse order of array</text:span></text:p>
          </table:table-cell>
          <table:table-cell table:style-name="Table10.B1" office:value-type="string">
            <text:p text:style-name="P16">left __</text:p>
            <text:p text:style-name="P1"/>
            <text:p text:style-name="P4">left <text:span text:style-name="T3">numofcharsoritems</text:span>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1">change main variable</text:span><text:span text:style-name="T2"> to __ leftmost group of characters or items</text:span></text:p>
          </table:table-cell>
          <table:table-cell table:style-name="Table10.B1" office:value-type="string">
            <text:p text:style-name="P16">right __</text:p>
            <text:p text:style-name="P1"/>
            <text:p text:style-name="P4">right <text:span text:style-name="T3">numofcharsoritems</text:span>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1">change main variable</text:span><text:span text:style-name="T2"> to __ rightmost group of characters or items</text:span></text:p>
          </table:table-cell>
        </table:table-row>
        <table:table-row>
          <table:table-cell table:style-name="Table10.B1" office:value-type="string">
            <text:p text:style-name="P16">arrsort</text:p>
            <text:p text:style-name="P1"/>
            <text:p text:style-name="P4">arrsort</text:p>
            <text:p text:style-name="P1"/>
            <text:p text:style-name="P1">category: <text:span text:style-name="T1">function</text:span> (shares line)</text:p>
            <text:p text:style-name="P6"/>
            <text:p text:style-name="P7">use: <text:span text:style-name="T1">change main variable</text:span> to sort the array stored in it</text:p>
          </table:table-cell>
          <table:table-cell table:style-name="Table10.B1" office:value-type="string">
            <text:p text:style-name="P16">arrget __ __</text:p>
            <text:p text:style-name="P1"/>
            <text:p text:style-name="P4">arrget <text:span text:style-name="T3">array position</text:span>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1">change main variable</text:span><text:span text:style-name="T2"> to </text:span><text:span text:style-name="T4">position</text:span><text:span text:style-name="T2">-th item from </text:span><text:span text:style-name="T4">array</text:span></text:p>
          </table:table-cell>
          <table:table-cell table:style-name="Table10.B1" office:value-type="string">
            <text:p text:style-name="P16">arrset __ __</text:p>
            <text:p text:style-name="P1"/>
            <text:p text:style-name="P4">arrset <text:span text:style-name="T3">position setto</text:span></text:p>
            <text:p text:style-name="P1"/>
            <text:p text:style-name="P1">category: <text:span text:style-name="T1">function</text:span> (shares line)</text:p>
            <text:p text:style-name="P6"/>
            <text:p text:style-name="P2">use: change <text:span text:style-name="T4">position</text:span>-th item in array in main variable to value of <text:span text:style-name="T4">setto</text:span></text:p>
          </table:table-cell>
        </table:table-row>
        <table:table-row>
          <table:table-cell table:style-name="Table10.B1" office:value-type="string">
            <text:p text:style-name="P16">( ) : ; | = , .</text:p>
            <text:p text:style-name="P1"/>
            <text:p text:style-name="P4">(all optional)</text:p>
            <text:p text:style-name="P1"/>
            <text:p text:style-name="P1">category: <text:span text:style-name="T1">optional</text:span> </text:p>
            <text:p text:style-name="P6"/>
            <text:p text:style-name="P2">use: in a shared line (and some others) for aesthetics / notation or similarity to other languages</text:p>
          </table:table-cell>
          <table:table-cell table:style-name="Table10.B1" office:value-type="string">
            <text:p text:style-name="P16">end</text:p>
            <text:p text:style-name="P1"/>
            <text:p text:style-name="P4">end</text:p>
            <text:p text:style-name="P1"/>
            <text:p text:style-name="P1">category: <text:span text:style-name="T1">function</text:span> (shares line)</text:p>
            <text:p text:style-name="P6"/>
            <text:p text:style-name="P2">use: interchangeable with <text:span text:style-name="T1">system </text:span><text:span text:style-name="T2">which ends the program</text:span></text:p>
          </table:table-cell>
          <table:table-cell table:style-name="Table10.B1" office:value-type="string">
            <text:p text:style-name="P16">open __ </text:p>
            <text:p text:style-name="P1"/>
            <text:p text:style-name="P4">open <text:span text:style-name="T3">mode</text:span></text:p>
            <text:p text:style-name="P1"/>
            <text:p text:style-name="P1">category: <text:span text:style-name="T1">function</text:span> (shares line)</text:p>
            <text:p text:style-name="P6"/>
            <text:p text:style-name="P2">use: open file at filepath <text:span text:style-name="T1">main variable </text:span><text:span text:style-name="T2">in </text:span><text:span text:style-name="T4">mode</text:span><text:span text:style-name="T2"> "r" or "w"</text:span></text:p>
          </table:table-cell>
        </table:table-row>
      </table:table>
      <table:table table:name="Table11" table:style-name="Table11">
        <table:table-column table:style-name="Table11.A" table:number-columns-repeated="3"/>
        <text:soft-page-break/>
        <table:table-row>
          <table:table-cell table:style-name="Table11.A1" office:value-type="string">
            <text:p text:style-name="P16">swap __ __</text:p>
            <text:p text:style-name="P1"/>
            <text:p text:style-name="P4">swap <text:span text:style-name="T3">var1 var2</text:span></text:p>
            <text:p text:style-name="P1"/>
            <text:p text:style-name="P1">category: <text:span text:style-name="T1">function</text:span> (shares line)</text:p>
            <text:p text:style-name="P6"/>
            <text:p text:style-name="P2">use: <text:span text:style-name="T6">change contents of </text:span><text:span text:style-name="T4">var1</text:span><text:span text:style-name="T6"> to </text:span><text:span text:style-name="T4">var2</text:span><text:span text:style-name="T6"> and vice-versa</text:span></text:p>
          </table:table-cell>
          <table:table-cell table:style-name="Table11.B1" office:value-type="string">
            <text:p text:style-name="P16">return __</text:p>
            <text:p text:style-name="P1"/>
            <text:p text:style-name="P4">return <text:span text:style-name="T3">var</text:span></text:p>
            <text:p text:style-name="P1"/>
            <text:p text:style-name="P1">category: <text:span text:style-name="T1">function</text:span> (shares line)</text:p>
            <text:p text:style-name="P6"/>
            <text:p text:style-name="P2"><text:span text:style-name="T6">use: (optional) exit current </text:span><text:span text:style-name="T7">function</text:span><text:span text:style-name="T6">, returning value </text:span><text:span text:style-name="T4">var </text:span><text:span text:style-name="T6">(without return, defined </text:span><text:span text:style-name="T7">function</text:span><text:span text:style-name="T6"> wont change main var)</text:span></text:p>
          </table:table-cell>
          <table:table-cell table:style-name="Table11.B1" office:value-type="string">
            <text:p text:style-name="P10"/>
          </table:table-cell>
        </table:table-row>
        <table:table-row>
          <table:table-cell table:style-name="Table11.B1" office:value-type="string">
            <text:p text:style-name="P16">string __ __</text:p>
            <text:p text:style-name="P1"/>
            <text:p text:style-name="P4">string len asciiorstr</text:p>
            <text:p text:style-name="P1"/>
            <text:p text:style-name="P1">category: <text:span text:style-name="T1">function</text:span> (shares line)</text:p>
            <text:p text:style-name="P6"/>
            <text:p text:style-name="P7">use: <text:span text:style-name="T1">change main variable</text:span> to <text:span text:style-name="T4">len</text:span><text:span text:style-name="T1"> </text:span>instances of <text:span text:style-name="T4">ascii</text:span>or<text:span text:style-name="T4">str</text:span></text:p>
          </table:table-cell>
          <table:table-cell table:style-name="Table11.B1" office:value-type="string">
            <text:p text:style-name="P17"><text:s/>license: </text:p>
            <text:p text:style-name="P1"/>
            <text:p text:style-name="P4"/>
            <text:p text:style-name="P4"/>
            <text:p text:style-name="P4">license: creative commons cc0 1.0 (public domain)</text:p>
            <text:p text:style-name="P1"/>
            <text:p text:style-name="P1">http://creativecommons.org/</text:p>
            <text:p text:style-name="P1">publicdomain/zero/1.0/</text:p>
          </table:table-cell>
          <table:table-cell table:style-name="Table11.B1" office:value-type="string">
            <text:p text:style-name="P3"/>
          </table:table-cell>
        </table:table-row>
        <table:table-row>
          <table:table-cell table:style-name="Table11.B1" office:value-type="string">
            <text:p text:style-name="P3"/>
          </table:table-cell>
          <table:table-cell table:style-name="Table11.B1" office:value-type="string">
            <text:p text:style-name="P3"/>
          </table:table-cell>
          <table:table-cell table:style-name="Table11.B1" office:value-type="string">
            <text:p text:style-name="P2">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6T17:38:22.391499536</meta:creation-date>
    <dc:date>2017-04-21T02:22:20</dc:date>
    <meta:editing-duration>PT15H56M50S</meta:editing-duration>
    <meta:editing-cycles>47</meta:editing-cycles>
    <meta:generator>OpenOffice/4.1.3$Linux OpenOffice.org_project/413m1$Build-9783</meta:generator>
    <meta:document-statistic meta:table-count="11" meta:image-count="0" meta:object-count="0" meta:page-count="11" meta:paragraph-count="390" meta:word-count="1772" meta:character-count="10529"/>
  </office:meta>
</office:document-meta>
</file>